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" style:master-page-name="">
      <style:paragraph-properties fo:break-before="auto" fo:break-after="auto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21" style:family="paragraph" style:parent-style-name="Text_20_body_20_indent_20_2">
      <style:text-properties style:use-window-font-color="true"/>
    </style:style>
    <style:style style:name="P22" style:family="paragraph" style:parent-style-name="Text_20_body_20_indent_20_2">
      <style:paragraph-properties fo:margin-left="0in" fo:margin-right="0in" fo:text-indent="0in" style:auto-text-indent="false"/>
    </style:style>
    <style:style style:name="P23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panels</text:h>
      <text:p text:style-name="Text_20_body_20_indent_20_2"><text:span text:style-name="T1">A </text:span><text:span text:style-name="Source_20_Text"><text:span text:style-name="T1">ta</text:span></text:span><text:span text:style-name="Source_20_Text"><text:span text:style-name="T1">b</text:span></text:span><text:span text:style-name="Source_20_Text"><text:span text:style-name="T1">pan</text:span></text:span><text:span text:style-name="Source_20_Text"><text:span text:style-name="T1">els</text:span></text:span><text:span text:style-name="T1"> is the container for the tab panels, i.e., a collection of tabpanel components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4"><draw:frame draw:style-name="fr1" draw:name="graphics1" text:anchor-type="paragraph" svg:width="4.302in" svg:height="1.7811in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10" text:outline-level="4">Class Name</text:h>
      <text:p text:style-name="P20"><text:span text:style-name="Source_20_Text"><text:span text:style-name="T2">org.zkoss.zul.Treepanels</text:span></text:span></text:p>
      <text:h text:style-name="P11" text:outline-level="4">Supported Child Components</text:h>
      <text:p text:style-name="P21">*<text:a xlink:type="simple" xlink:href="../Tabpanel.xml"><text:span text:style-name="Source_20_Text">org.zkoss.zul.Tabpanel</text:span></text:a></text:p>
      <text:p text:style-name="P22"/>
      <text:h text:style-name="P11" text:outline-level="4">Supported Events</text:h>
      <text:p text:style-name="P12"><text:tab/>*<text:span text:style-name="T6">NONE</text:span></text:p>
      <text:h text:style-name="P19" text:outline-level="4">Properties</text:h>
      <text:p text:style-name="P12"><text:tab/>*<text:span text:style-name="T6">None</text:span></text:p>
      <text:p text:style-name="P16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abbox</text:span></text:p>
          </table:table-cell>
          <table:table-cell table:style-name="Table3.A2" office:value-type="string">
            <text:p text:style-name="Table_20_Contents">Returns the <text:span text:style-name="Source_20_Text">tabbox</text:span> owns this component.</text:p>
          </table:table-cell>
          <table:table-cell table:style-name="Table3.A2" office:value-type="string">
            <text:p text:style-name="P15"><text:span text:style-name="Source_20_Text">Tabbox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11:33:26</dc:date>
    <meta:print-date>2007-09-03T09:33:50</meta:print-date>
    <dc:language>en-US</dc:language>
    <meta:editing-cycles>128</meta:editing-cycles>
    <meta:editing-duration>PT10H41M2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6" meta:word-count="110" meta:character-count="856"/>
  </office:meta>
</office:document-meta>
</file>